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4.19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70.86mm" svg:y="42.17mm">
            <draw:object draw:notify-on-update-of-ranges="Sheet1.B3:Sheet1.B13 Sheet1.C3:Sheet1.C13 Sheet1.B3:Sheet1.B13 Sheet1.D3:Sheet1.D13 Sheet1.B3:Sheet1.B13 Sheet1.E3:Sheet1.E13 Sheet1.B3:Sheet1.B13 Sheet1.C20:Sheet1.C23 Sheet1.B3:Sheet1.B13 Sheet1.D20:Sheet1.D30 Sheet1.B3:Sheet1.B13 Sheet1.E20:Sheet1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row table:style-name="ro1">
          <table:table-cell table:style-name="Default" office:value-type="string" calcext:value-type="string">
            <text:p>Tabla PC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º de Componentes</text:p>
          </table:table-cell>
          <table:table-cell table:style-name="Default" office:value-type="string" calcext:value-type="string">
            <text:p>Bytes de un vector(log10)</text:p>
          </table:table-cell>
          <table:table-cell office:value-type="string" calcext:value-type="string">
            <text:p>Tiempo para vect. Locales</text:p>
          </table:table-cell>
          <table:table-cell table:style-name="Default" office:value-type="string" calcext:value-type="string">
            <text:p>Tiempo para vect. Globales</text:p>
          </table:table-cell>
          <table:table-cell table:style-name="Default" office:value-type="string" calcext:value-type="string">
            <text:p>Tiempo para vect.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LOG10([.A3]*8)" office:value-type="float" office:value="5.71956991761564" calcext:value-type="float">
            <text:p>5.71956991761564</text:p>
          </table:table-cell>
          <table:table-cell table:style-name="ce6" office:value-type="float" office:value="0.00076163" calcext:value-type="float">
            <text:p>0.00076163</text:p>
          </table:table-cell>
          <table:table-cell office:value-type="float" office:value="0.000773551" calcext:value-type="float">
            <text:p>0.000773551</text:p>
          </table:table-cell>
          <table:table-cell office:value-type="float" office:value="0.000773139" calcext:value-type="float">
            <text:p>0.000773139</text:p>
          </table:table-cell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formula="of:=LOG10([.A4]*8)" office:value-type="float" office:value="6.02059991327962" calcext:value-type="float">
            <text:p>6.02059991327962</text:p>
          </table:table-cell>
          <table:table-cell table:style-name="ce7" office:value-type="float" office:value="0.0012185" calcext:value-type="float">
            <text:p>0.0012185</text:p>
          </table:table-cell>
          <table:table-cell table:style-name="ce7" office:value-type="float" office:value="0.001137677" calcext:value-type="float">
            <text:p>0.001137677</text:p>
          </table:table-cell>
          <table:table-cell table:style-name="ce7" office:value-type="float" office:value="0.001161584" calcext:value-type="float">
            <text:p>0.00116158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LOG10([.A5]*8)" office:value-type="float" office:value="6.32162990894361" calcext:value-type="float">
            <text:p>6.32162990894361</text:p>
          </table:table-cell>
          <table:table-cell table:style-name="ce6" office:value-type="float" office:value="0.001138756" calcext:value-type="float">
            <text:p>0.001138756</text:p>
          </table:table-cell>
          <table:table-cell office:value-type="float" office:value="0.003090012" calcext:value-type="float">
            <text:p>0.003090012</text:p>
          </table:table-cell>
          <table:table-cell office:value-type="float" office:value="0.000801025" calcext:value-type="float">
            <text:p>0.000801025</text:p>
          </table:table-cell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formula="of:=LOG10([.A6]*8)" office:value-type="float" office:value="6.62265990460759" calcext:value-type="float">
            <text:p>6.62265990460759</text:p>
          </table:table-cell>
          <table:table-cell table:style-name="ce8"/>
          <table:table-cell table:style-name="ce7" office:value-type="float" office:value="0.002266604" calcext:value-type="float">
            <text:p>0.002266604</text:p>
          </table:table-cell>
          <table:table-cell table:style-name="ce7" office:value-type="float" office:value="0.001844603" calcext:value-type="float">
            <text:p>0.0018446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LOG10([.A7]*8)" office:value-type="float" office:value="6.92368990027157" calcext:value-type="float">
            <text:p>6.92368990027157</text:p>
          </table:table-cell>
          <table:table-cell table:style-name="ce9"/>
          <table:table-cell office:value-type="float" office:value="0.004219419" calcext:value-type="float">
            <text:p>0.004219419</text:p>
          </table:table-cell>
          <table:table-cell office:value-type="float" office:value="0.004355303" calcext:value-type="float">
            <text:p>0.004355303</text:p>
          </table:table-cell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formula="of:=LOG10([.A8]*8)" office:value-type="float" office:value="7.22471989593555" calcext:value-type="float">
            <text:p>7.22471989593555</text:p>
          </table:table-cell>
          <table:table-cell table:style-name="ce8"/>
          <table:table-cell table:style-name="ce7" office:value-type="float" office:value="0.007121598" calcext:value-type="float">
            <text:p>0.007121598</text:p>
          </table:table-cell>
          <table:table-cell table:style-name="ce7" office:value-type="float" office:value="0.007061789" calcext:value-type="float">
            <text:p>0.0070617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LOG10([.A9]*8)" office:value-type="float" office:value="7.52574989159953" calcext:value-type="float">
            <text:p>7.52574989159953</text:p>
          </table:table-cell>
          <table:table-cell table:style-name="ce9"/>
          <table:table-cell office:value-type="float" office:value="0.013525487" calcext:value-type="float">
            <text:p>0.013525487</text:p>
          </table:table-cell>
          <table:table-cell office:value-type="float" office:value="0.013874854" calcext:value-type="float">
            <text:p>0.013874854</text:p>
          </table:table-cell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formula="of:=LOG10([.A10]*8)" office:value-type="float" office:value="7.82677988726351" calcext:value-type="float">
            <text:p>7.82677988726351</text:p>
          </table:table-cell>
          <table:table-cell table:style-name="ce8"/>
          <table:table-cell table:style-name="ce7" office:value-type="float" office:value="0.02766188" calcext:value-type="float">
            <text:p>0.02766188</text:p>
          </table:table-cell>
          <table:table-cell table:style-name="ce7" office:value-type="float" office:value="0.026818883" calcext:value-type="float">
            <text:p>0.02681888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formula="of:=LOG10([.A11]*8)" office:value-type="float" office:value="8.12780988292749" calcext:value-type="float">
            <text:p>8.12780988292749</text:p>
          </table:table-cell>
          <table:table-cell table:style-name="ce9"/>
          <table:table-cell office:value-type="float" office:value="0.052327612" calcext:value-type="float">
            <text:p>0.052327612</text:p>
          </table:table-cell>
          <table:table-cell office:value-type="float" office:value="0.052400737" calcext:value-type="float">
            <text:p>0.052400737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formula="of:=LOG10([.A12]*8)" office:value-type="float" office:value="8.42883987859147" calcext:value-type="float">
            <text:p>8.42883987859147</text:p>
          </table:table-cell>
          <table:table-cell table:style-name="ce8"/>
          <table:table-cell table:style-name="ce7" office:value-type="float" office:value="0.114293997" calcext:value-type="float">
            <text:p>0.114293997</text:p>
          </table:table-cell>
          <table:table-cell table:style-name="ce7" office:value-type="float" office:value="0.105666481" calcext:value-type="float">
            <text:p>0.105666481</text:p>
          </table:table-cell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formula="of:=LOG10([.A13]*8)" office:value-type="float" office:value="8.72986987425545" calcext:value-type="float">
            <text:p>8.72986987425545</text:p>
          </table:table-cell>
          <table:table-cell table:style-name="ce10"/>
          <table:table-cell table:style-name="ce11" office:value-type="float" office:value="0.129311153" calcext:value-type="float">
            <text:p>0.129311153</text:p>
          </table:table-cell>
          <table:table-cell table:style-name="ce11" office:value-type="float" office:value="0.215612194" calcext:value-type="float">
            <text:p>0.215612194</text:p>
          </table:table-cell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abla atcgrid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º de Componentes</text:p>
          </table:table-cell>
          <table:table-cell table:style-name="Default" office:value-type="string" calcext:value-type="string">
            <text:p>Bytes de un vector</text:p>
          </table:table-cell>
          <table:table-cell office:value-type="string" calcext:value-type="string">
            <text:p>Tiempo para vect. Locales</text:p>
          </table:table-cell>
          <table:table-cell table:style-name="Default" office:value-type="string" calcext:value-type="string">
            <text:p>Tiempo para vect. Globales</text:p>
          </table:table-cell>
          <table:table-cell table:style-name="Default" office:value-type="string" calcext:value-type="string">
            <text:p>Tiempo para vect.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table:style-name="ce6" office:value-type="float" office:value="0.000486922" calcext:value-type="float">
            <text:p>0.000486922</text:p>
          </table:table-cell>
          <table:table-cell office:value-type="float" office:value="0.000468922" calcext:value-type="float">
            <text:p>0.000468922</text:p>
          </table:table-cell>
          <table:table-cell office:value-type="float" office:value="0.000476157" calcext:value-type="float">
            <text:p>0.000476157</text:p>
          </table:table-cell>
        </table:table-row>
        <table:table-row table:style-name="ro1"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1048576" calcext:value-type="float">
            <text:p>1048576</text:p>
          </table:table-cell>
          <table:table-cell table:style-name="ce7" office:value-type="float" office:value="0.000965785" calcext:value-type="float">
            <text:p>0.000965785</text:p>
          </table:table-cell>
          <table:table-cell table:style-name="ce7" office:value-type="float" office:value="0.000606296" calcext:value-type="float">
            <text:p>0.000606296</text:p>
          </table:table-cell>
          <table:table-cell table:style-name="ce7" office:value-type="float" office:value="0.000941882" calcext:value-type="float">
            <text:p>0.0009418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table:style-name="ce6" office:value-type="float" office:value="0.001907049" calcext:value-type="float">
            <text:p>0.001907049</text:p>
          </table:table-cell>
          <table:table-cell office:value-type="float" office:value="0.00122754" calcext:value-type="float">
            <text:p>0.00122754</text:p>
          </table:table-cell>
          <table:table-cell office:value-type="float" office:value="0.001897604" calcext:value-type="float">
            <text:p>0.001897604</text:p>
          </table:table-cell>
        </table:table-row>
        <table:table-row table:style-name="ro1">
          <table:table-cell table:style-name="ce2" office:value-type="float" office:value="524288" calcext:value-type="float">
            <text:p>524288</text:p>
          </table:table-cell>
          <table:table-cell table:style-name="ce2" office:value-type="float" office:value="4194304" calcext:value-type="float">
            <text:p>4194304</text:p>
          </table:table-cell>
          <table:table-cell table:style-name="ce8"/>
          <table:table-cell table:style-name="ce7" office:value-type="float" office:value="0.002589069" calcext:value-type="float">
            <text:p>0.002589069</text:p>
          </table:table-cell>
          <table:table-cell table:style-name="ce7" office:value-type="float" office:value="0.002919573" calcext:value-type="float">
            <text:p>0.00291957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 table:style-name="ce9"/>
          <table:table-cell office:value-type="float" office:value="0.004914791" calcext:value-type="float">
            <text:p>0.004914791</text:p>
          </table:table-cell>
          <table:table-cell office:value-type="float" office:value="0.005638114" calcext:value-type="float">
            <text:p>0.005638114</text:p>
          </table:table-cell>
        </table:table-row>
        <table:table-row table:style-name="ro1">
          <table:table-cell table:style-name="ce2" office:value-type="float" office:value="2097152" calcext:value-type="float">
            <text:p>2097152</text:p>
          </table:table-cell>
          <table:table-cell table:style-name="ce2" office:value-type="float" office:value="16777216" calcext:value-type="float">
            <text:p>16777216</text:p>
          </table:table-cell>
          <table:table-cell table:style-name="ce8"/>
          <table:table-cell table:style-name="ce7" office:value-type="float" office:value="0.009371723" calcext:value-type="float">
            <text:p>0.009371723</text:p>
          </table:table-cell>
          <table:table-cell table:style-name="ce7" office:value-type="float" office:value="0.01057306" calcext:value-type="float">
            <text:p>0.0105730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 table:style-name="ce9"/>
          <table:table-cell office:value-type="float" office:value="0.017729822" calcext:value-type="float">
            <text:p>0.017729822</text:p>
          </table:table-cell>
          <table:table-cell office:value-type="float" office:value="0.018256862" calcext:value-type="float">
            <text:p>0.018256862</text:p>
          </table:table-cell>
        </table:table-row>
        <table:table-row table:style-name="ro1">
          <table:table-cell table:style-name="ce2" office:value-type="float" office:value="8388608" calcext:value-type="float">
            <text:p>8388608</text:p>
          </table:table-cell>
          <table:table-cell table:style-name="ce2" office:value-type="float" office:value="67108864" calcext:value-type="float">
            <text:p>67108864</text:p>
          </table:table-cell>
          <table:table-cell table:style-name="ce8"/>
          <table:table-cell table:style-name="ce7" office:value-type="float" office:value="0.036905891" calcext:value-type="float">
            <text:p>0.036905891</text:p>
          </table:table-cell>
          <table:table-cell table:style-name="ce7" office:value-type="float" office:value="0.032870645" calcext:value-type="float">
            <text:p>0.03287064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 table:style-name="ce9"/>
          <table:table-cell office:value-type="float" office:value="0.06699572" calcext:value-type="float">
            <text:p>0.06699572</text:p>
          </table:table-cell>
          <table:table-cell office:value-type="float" office:value="0.064372822" calcext:value-type="float">
            <text:p>0.064372822</text:p>
          </table:table-cell>
        </table:table-row>
        <table:table-row table:style-name="ro1">
          <table:table-cell table:style-name="ce2" office:value-type="float" office:value="33554432" calcext:value-type="float">
            <text:p>33554432</text:p>
          </table:table-cell>
          <table:table-cell table:style-name="ce4" office:value-type="float" office:value="268435456" calcext:value-type="float">
            <text:p>268435456</text:p>
          </table:table-cell>
          <table:table-cell table:style-name="ce8"/>
          <table:table-cell table:style-name="ce7" office:value-type="float" office:value="0.130959" calcext:value-type="float">
            <text:p>0.130959</text:p>
          </table:table-cell>
          <table:table-cell table:style-name="ce7" office:value-type="float" office:value="0.12859893" calcext:value-type="float">
            <text:p>0.12859893</text:p>
          </table:table-cell>
        </table:table-row>
        <table:table-row table:style-name="ro1">
          <table:table-cell table:style-name="ce3" office:value-type="float" office:value="67108864" calcext:value-type="float">
            <text:p>67108864</text:p>
          </table:table-cell>
          <table:table-cell table:style-name="ce5" office:value-type="float" office:value="536870912" calcext:value-type="float">
            <text:p>536870912</text:p>
          </table:table-cell>
          <table:table-cell table:style-name="ce10"/>
          <table:table-cell table:style-name="ce11" office:value-type="float" office:value="0.131847796" calcext:value-type="float">
            <text:p>0.131847796</text:p>
          </table:table-cell>
          <table:table-cell table:style-name="ce11" office:value-type="float" office:value="0.25246087" calcext:value-type="float">
            <text:p>0.25246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7:55:50.302818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0:14:57.216792656</meta:creation-date>
    <dc:date>2020-03-02T17:56:00.350895724</dc:date>
    <meta:editing-duration>PT15M14S</meta:editing-duration>
    <meta:editing-cycles>5</meta:editing-cycles>
    <meta:generator>LibreOffice/6.0.7.3$Linux_X86_64 LibreOffice_project/00m0$Build-3</meta:generator>
    <meta:document-statistic meta:table-count="1" meta:cell-count="1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2.956cm" style:legend-expansion="high" chart:style-name="ch2"/>
        <chart:plot-area chart:style-name="ch3" table:cell-range-address="Sheet1.B3:Sheet1.E13 Sheet1.C20:Sheet1.C23 Sheet1.D20:Sheet1.E30" chart:data-source-has-labels="row" svg:x="0.32cm" svg:y="0.18cm" svg:width="12.058cm" svg:height="8.64cm">
          <chartooo:coordinate-region svg:x="1.232cm" svg:y="0.38cm" svg:width="11.052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loext:label-string="local.pc" chart:class="chart:scatter">
            <chart:domain table:cell-range-address="Sheet1.B3:Sheet1.B13"/>
            <chart:data-point chart:repeated="11"/>
          </chart:series>
          <chart:series chart:style-name="ch7" chart:values-cell-range-address="Sheet1.D3:Sheet1.D13" loext:label-string="global.pc" chart:class="chart:scatter">
            <chart:data-point chart:repeated="11"/>
          </chart:series>
          <chart:series chart:style-name="ch8" chart:values-cell-range-address="Sheet1.E3:Sheet1.E13" loext:label-string="dinamico.pc" chart:class="chart:scatter">
            <chart:data-point chart:repeated="11"/>
          </chart:series>
          <chart:series chart:style-name="ch9" chart:values-cell-range-address="Sheet1.C20:Sheet1.C23" loext:label-string="local.atc" chart:class="chart:scatter">
            <chart:data-point chart:repeated="11"/>
          </chart:series>
          <chart:series chart:style-name="ch10" chart:values-cell-range-address="Sheet1.D20:Sheet1.D30" loext:label-string="global.atc" chart:class="chart:scatter">
            <chart:data-point chart:repeated="11"/>
          </chart:series>
          <chart:series chart:style-name="ch11" chart:values-cell-range-address="Sheet1.E20:Sheet1.E30" loext:label-string="dinamico.atc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cal.pc</text:p>
              </table:table-cell>
              <table:table-cell office:value-type="string">
                <text:p>global.pc</text:p>
              </table:table-cell>
              <table:table-cell office:value-type="string">
                <text:p>dinamico.pc</text:p>
              </table:table-cell>
              <table:table-cell office:value-type="string">
                <text:p>local.atc</text:p>
              </table:table-cell>
              <table:table-cell office:value-type="string">
                <text:p>global.atc</text:p>
              </table:table-cell>
              <table:table-cell office:value-type="string">
                <text:p>dinamico.at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1956991761564">
                <text:p>5.71956991761564</text:p>
                <draw:g>
                  <svg:desc>Sheet1.B3:Sheet1.B13</svg:desc>
                </draw:g>
              </table:table-cell>
              <table:table-cell office:value-type="float" office:value="0.00076163">
                <text:p>0.00076163</text:p>
                <draw:g>
                  <svg:desc>Sheet1.C3:Sheet1.C13</svg:desc>
                </draw:g>
              </table:table-cell>
              <table:table-cell office:value-type="float" office:value="0.000773551">
                <text:p>0.000773551</text:p>
                <draw:g>
                  <svg:desc>Sheet1.D3:Sheet1.D13</svg:desc>
                </draw:g>
              </table:table-cell>
              <table:table-cell office:value-type="float" office:value="0.000773139">
                <text:p>0.000773139</text:p>
                <draw:g>
                  <svg:desc>Sheet1.E3:Sheet1.E13</svg:desc>
                </draw:g>
              </table:table-cell>
              <table:table-cell office:value-type="float" office:value="0.000486922">
                <text:p>0.000486922</text:p>
                <draw:g>
                  <svg:desc>Sheet1.C20:Sheet1.C23</svg:desc>
                </draw:g>
              </table:table-cell>
              <table:table-cell office:value-type="float" office:value="0.000468922">
                <text:p>0.000468922</text:p>
                <draw:g>
                  <svg:desc>Sheet1.D20:Sheet1.D30</svg:desc>
                </draw:g>
              </table:table-cell>
              <table:table-cell office:value-type="float" office:value="0.000476157">
                <text:p>0.000476157</text:p>
                <draw:g>
                  <svg:desc>Sheet1.E20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2059991327962">
                <text:p>6.02059991327962</text:p>
              </table:table-cell>
              <table:table-cell office:value-type="float" office:value="0.0012185">
                <text:p>0.0012185</text:p>
              </table:table-cell>
              <table:table-cell office:value-type="float" office:value="0.001137677">
                <text:p>0.001137677</text:p>
              </table:table-cell>
              <table:table-cell office:value-type="float" office:value="0.001161584">
                <text:p>0.001161584</text:p>
              </table:table-cell>
              <table:table-cell office:value-type="float" office:value="0.000965785">
                <text:p>0.000965785</text:p>
              </table:table-cell>
              <table:table-cell office:value-type="float" office:value="0.000606296">
                <text:p>0.000606296</text:p>
              </table:table-cell>
              <table:table-cell office:value-type="float" office:value="0.000941882">
                <text:p>0.000941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2162990894361">
                <text:p>6.32162990894361</text:p>
              </table:table-cell>
              <table:table-cell office:value-type="float" office:value="0.001138756">
                <text:p>0.001138756</text:p>
              </table:table-cell>
              <table:table-cell office:value-type="float" office:value="0.003090012">
                <text:p>0.003090012</text:p>
              </table:table-cell>
              <table:table-cell office:value-type="float" office:value="0.000801025">
                <text:p>0.000801025</text:p>
              </table:table-cell>
              <table:table-cell office:value-type="float" office:value="0.001907049">
                <text:p>0.001907049</text:p>
              </table:table-cell>
              <table:table-cell office:value-type="float" office:value="0.00122754">
                <text:p>0.00122754</text:p>
              </table:table-cell>
              <table:table-cell office:value-type="float" office:value="0.001897604">
                <text:p>0.001897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NaN">
                <text:p>NaN</text:p>
              </table:table-cell>
              <table:table-cell office:value-type="float" office:value="0.002266604">
                <text:p>0.002266604</text:p>
              </table:table-cell>
              <table:table-cell office:value-type="float" office:value="0.001844603">
                <text:p>0.001844603</text:p>
              </table:table-cell>
              <table:table-cell office:value-type="float" office:value="NaN">
                <text:p>NaN</text:p>
              </table:table-cell>
              <table:table-cell office:value-type="float" office:value="0.002589069">
                <text:p>0.002589069</text:p>
              </table:table-cell>
              <table:table-cell office:value-type="float" office:value="0.002919573">
                <text:p>0.002919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NaN">
                <text:p>NaN</text:p>
              </table:table-cell>
              <table:table-cell office:value-type="float" office:value="0.004219419">
                <text:p>0.004219419</text:p>
              </table:table-cell>
              <table:table-cell office:value-type="float" office:value="0.004355303">
                <text:p>0.004355303</text:p>
              </table:table-cell>
              <table:table-cell office:value-type="float" office:value="NaN">
                <text:p>NaN</text:p>
              </table:table-cell>
              <table:table-cell office:value-type="float" office:value="0.004914791">
                <text:p>0.004914791</text:p>
              </table:table-cell>
              <table:table-cell office:value-type="float" office:value="0.005638114">
                <text:p>0.005638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NaN">
                <text:p>NaN</text:p>
              </table:table-cell>
              <table:table-cell office:value-type="float" office:value="0.007121598">
                <text:p>0.007121598</text:p>
              </table:table-cell>
              <table:table-cell office:value-type="float" office:value="0.007061789">
                <text:p>0.007061789</text:p>
              </table:table-cell>
              <table:table-cell office:value-type="float" office:value="NaN">
                <text:p>NaN</text:p>
              </table:table-cell>
              <table:table-cell office:value-type="float" office:value="0.009371723">
                <text:p>0.009371723</text:p>
              </table:table-cell>
              <table:table-cell office:value-type="float" office:value="0.01057306">
                <text:p>0.01057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NaN">
                <text:p>NaN</text:p>
              </table:table-cell>
              <table:table-cell office:value-type="float" office:value="0.013525487">
                <text:p>0.013525487</text:p>
              </table:table-cell>
              <table:table-cell office:value-type="float" office:value="0.013874854">
                <text:p>0.013874854</text:p>
              </table:table-cell>
              <table:table-cell office:value-type="float" office:value="NaN">
                <text:p>NaN</text:p>
              </table:table-cell>
              <table:table-cell office:value-type="float" office:value="0.017729822">
                <text:p>0.017729822</text:p>
              </table:table-cell>
              <table:table-cell office:value-type="float" office:value="0.018256862">
                <text:p>0.018256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NaN">
                <text:p>NaN</text:p>
              </table:table-cell>
              <table:table-cell office:value-type="float" office:value="0.02766188">
                <text:p>0.02766188</text:p>
              </table:table-cell>
              <table:table-cell office:value-type="float" office:value="0.026818883">
                <text:p>0.026818883</text:p>
              </table:table-cell>
              <table:table-cell office:value-type="float" office:value="NaN">
                <text:p>NaN</text:p>
              </table:table-cell>
              <table:table-cell office:value-type="float" office:value="0.036905891">
                <text:p>0.036905891</text:p>
              </table:table-cell>
              <table:table-cell office:value-type="float" office:value="0.032870645">
                <text:p>0.032870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2780988292749">
                <text:p>8.12780988292749</text:p>
              </table:table-cell>
              <table:table-cell office:value-type="float" office:value="NaN">
                <text:p>NaN</text:p>
              </table:table-cell>
              <table:table-cell office:value-type="float" office:value="0.052327612">
                <text:p>0.052327612</text:p>
              </table:table-cell>
              <table:table-cell office:value-type="float" office:value="0.052400737">
                <text:p>0.052400737</text:p>
              </table:table-cell>
              <table:table-cell office:value-type="float" office:value="NaN">
                <text:p>NaN</text:p>
              </table:table-cell>
              <table:table-cell office:value-type="float" office:value="0.06699572">
                <text:p>0.06699572</text:p>
              </table:table-cell>
              <table:table-cell office:value-type="float" office:value="0.064372822">
                <text:p>0.064372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2883987859147">
                <text:p>8.42883987859147</text:p>
              </table:table-cell>
              <table:table-cell office:value-type="float" office:value="NaN">
                <text:p>NaN</text:p>
              </table:table-cell>
              <table:table-cell office:value-type="float" office:value="0.114293997">
                <text:p>0.114293997</text:p>
              </table:table-cell>
              <table:table-cell office:value-type="float" office:value="0.105666481">
                <text:p>0.105666481</text:p>
              </table:table-cell>
              <table:table-cell office:value-type="float" office:value="NaN">
                <text:p>NaN</text:p>
              </table:table-cell>
              <table:table-cell office:value-type="float" office:value="0.130959">
                <text:p>0.130959</text:p>
              </table:table-cell>
              <table:table-cell office:value-type="float" office:value="0.12859893">
                <text:p>0.12859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72986987425545">
                <text:p>8.72986987425545</text:p>
              </table:table-cell>
              <table:table-cell office:value-type="float" office:value="NaN">
                <text:p>NaN</text:p>
              </table:table-cell>
              <table:table-cell office:value-type="float" office:value="0.129311153">
                <text:p>0.129311153</text:p>
              </table:table-cell>
              <table:table-cell office:value-type="float" office:value="0.215612194">
                <text:p>0.215612194</text:p>
              </table:table-cell>
              <table:table-cell office:value-type="float" office:value="NaN">
                <text:p>NaN</text:p>
              </table:table-cell>
              <table:table-cell office:value-type="float" office:value="0.131847796">
                <text:p>0.131847796</text:p>
              </table:table-cell>
              <table:table-cell office:value-type="float" office:value="0.25246087">
                <text:p>0.25246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